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3" style:family="graphic" style:parent-style-name="standard">
      <style:graphic-properties svg:stroke-width="0cm" draw:fill="none" draw:textarea-horizontal-align="justify" draw:textarea-vertical-align="middle" draw:auto-grow-height="false" fo:min-height="0cm" fo:min-width="0cm" fo:padding-top="0.087cm" fo:padding-bottom="0.087cm" fo:padding-left="0.212cm" fo:padding-right="0.212cm"/>
    </style:style>
    <style:style style:name="gr4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7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8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1.096cm" svg:height="0.433cm" draw:transform="rotate (-1.57079632679579) translate (5.83955960264885cm 2.79999999999948cm)" svg:viewBox="0 0 1097 434" svg:d="m0-11249c0-104 0-234 0-348s274-106 274 0c0-106 274-106 274 0 0-106 274-106 274 0 0-106 275-106 275 0 0 0 0 391 0 34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2" draw:text-style-name="P1" draw:layer="layout" svg:x1="5.931cm" svg:y1="2.8cm" svg:x2="5.931cm" svg:y2="3.897cm">
              <text:p/>
            </draw:line>
          </draw:g>
          <draw:g>
            <draw:path draw:style-name="gr1" draw:text-style-name="P1" draw:layer="layout" svg:width="1.096cm" svg:height="0.433cm" draw:transform="rotate (1.5707963267946) translate (6.11744039735159cm 3.90000000000191cm)" svg:viewBox="0 0 1097 434" svg:d="m0 12665c0-104 0-234 0-348s274-106 274 0c0-106 274-106 274 0 0-106 274-106 274 0 0-106 275-106 275 0 0 0 0 391 0 348">
              <draw:glue-point draw:id="4" svg:x="4.976cm" svg:y="5cm"/>
              <draw:glue-point draw:id="5" svg:x="4.976cm" svg:y="-5cm"/>
              <draw:glue-point draw:id="6" svg:x="4.907cm" svg:y="5cm"/>
              <draw:glue-point draw:id="7" svg:x="4.907cm" svg:y="-5cm"/>
              <text:p/>
            </draw:path>
            <draw:line draw:style-name="gr2" draw:text-style-name="P1" draw:layer="layout" svg:x1="6.026cm" svg:y1="3.9cm" svg:x2="6.026cm" svg:y2="2.803cm">
              <text:p/>
            </draw:line>
          </draw:g>
        </draw:g>
        <draw:custom-shape draw:style-name="gr3" draw:text-style-name="P2" draw:layer="layout" svg:width="0.67cm" svg:height="0.671cm" svg:x="7.428cm" svg:y="2.99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516cm" svg:y1="2.801cm" svg:x2="7.763cm" svg:y2="2.801cm">
          <text:p/>
        </draw:line>
        <draw:line draw:style-name="gr4" draw:text-style-name="P2" draw:layer="layout" svg:x1="6.495cm" svg:y1="3.901cm" svg:x2="7.773cm" svg:y2="3.901cm">
          <text:p/>
        </draw:line>
        <draw:line draw:style-name="gr4" draw:text-style-name="P2" draw:layer="layout" svg:x1="7.773cm" svg:y1="3.911cm" svg:x2="7.773cm" svg:y2="3.667cm">
          <text:p/>
        </draw:line>
        <draw:line draw:style-name="gr4" draw:text-style-name="P2" draw:layer="layout" svg:x1="7.763cm" svg:y1="2.996cm" svg:x2="7.763cm" svg:y2="2.803cm">
          <text:p/>
        </draw:line>
        <draw:frame draw:style-name="gr5" draw:layer="layout" svg:width="3.185cm" svg:height="0.39cm" svg:x="5.008cm" svg:y="4.4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2" draw:layer="layout" svg:width="0.447cm" svg:height="0.447cm" svg:x="5.185cm" svg:y="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41cm" svg:y1="3.114cm" svg:x2="5.41cm" svg:y2="2.798cm">
          <text:p/>
        </draw:line>
        <draw:line draw:style-name="gr4" draw:text-style-name="P2" draw:layer="layout" svg:x1="5.408cm" svg:y1="3.898cm" svg:x2="5.406cm" svg:y2="3.556cm">
          <text:p/>
        </draw:line>
        <draw:frame draw:style-name="gr5" draw:layer="layout" svg:width="0.2cm" svg:height="0.469cm" svg:x="4.753cm" svg:y="3.0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0.417cm" svg:height="0.432cm" svg:x="4.747cm" svg:y="3.18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0.902cm" svg:height="0.388cm" svg:x="5.55cm" svg:y="3.9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layer="layout" svg:width="0.554cm" svg:height="0.444cm" svg:x="5.456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0.55cm" svg:height="0.488cm" svg:x="4.673cm" svg:y="2.448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7" draw:text-style-name="P2" draw:layer="layout" svg:x1="5.25cm" svg:y1="3.113cm" svg:x2="5.25cm" svg:y2="2.819cm">
          <text:p/>
        </draw:line>
        <draw:g>
          <draw:g>
            <draw:path draw:style-name="gr1" draw:text-style-name="P1" draw:layer="layout" svg:width="1.093cm" svg:height="0.433cm" draw:transform="rotate (-1.57079632679579) translate (1.39855960264885cm 0.772999999999482cm)" svg:viewBox="0 0 1094 434" svg:d="m0-2367c0-104 0-234 0-348s273-106 273 0c0-106 274-106 274 0 0-106 273-106 273 0 0-106 274-106 274 0 0 0 0 391 0 34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2" draw:text-style-name="P1" draw:layer="layout" svg:x1="1.49cm" svg:y1="0.773cm" svg:x2="1.49cm" svg:y2="1.867cm">
              <text:p/>
            </draw:line>
          </draw:g>
          <draw:g>
            <draw:path draw:style-name="gr1" draw:text-style-name="P1" draw:layer="layout" svg:width="1.093cm" svg:height="0.433cm" draw:transform="rotate (1.5707963267946) translate (1.67644039735159cm 1.87000000000191cm)" svg:viewBox="0 0 1094 434" svg:d="m0 3783c0-104 0-234 0-348s273-106 273 0c0-106 274-106 274 0 0-106 273-106 273 0 0-106 274-106 274 0 0 0 0 391 0 348">
              <draw:glue-point draw:id="4" svg:x="4.976cm" svg:y="5cm"/>
              <draw:glue-point draw:id="5" svg:x="4.976cm" svg:y="-5cm"/>
              <draw:glue-point draw:id="6" svg:x="4.907cm" svg:y="5cm"/>
              <draw:glue-point draw:id="7" svg:x="4.907cm" svg:y="-5cm"/>
              <text:p/>
            </draw:path>
            <draw:line draw:style-name="gr2" draw:text-style-name="P1" draw:layer="layout" svg:x1="1.585cm" svg:y1="1.87cm" svg:x2="1.585cm" svg:y2="0.776cm">
              <text:p/>
            </draw:line>
          </draw:g>
        </draw:g>
        <draw:line draw:style-name="gr4" draw:text-style-name="P2" draw:layer="layout" svg:x1="2.11cm" svg:y1="1.87cm" svg:x2="5.425cm" svg:y2="1.869cm">
          <text:p/>
        </draw:line>
        <draw:g draw:name="Résistance">
          <draw:rect draw:style-name="gr1" draw:text-style-name="P1" draw:layer="layout" svg:width="0.509cm" svg:height="0.198cm" svg:x="2.49cm" svg:y="0.677cm">
            <text:p/>
          </draw:rect>
          <draw:line draw:style-name="gr2" draw:text-style-name="P1" draw:layer="layout" svg:x1="2.49cm" svg:y1="0.776cm" svg:x2="2.363cm" svg:y2="0.776cm">
            <draw:glue-point draw:id="4" svg:x="-5cm" svg:y="0cm"/>
            <text:p/>
          </draw:line>
          <draw:line draw:style-name="gr2" draw:text-style-name="P1" draw:layer="layout" svg:x1="2.999cm" svg:y1="0.776cm" svg:x2="3.126cm" svg:y2="0.776cm">
            <draw:glue-point draw:id="4" svg:x="5cm" svg:y="0cm"/>
            <text:p/>
          </draw:line>
        </draw:g>
        <draw:g>
          <draw:glue-point draw:id="4" svg:x="-5cm" svg:y="5.75cm"/>
          <draw:glue-point draw:id="5" svg:x="5cm" svg:y="5cm"/>
          <draw:ellipse draw:style-name="gr8" draw:text-style-name="P3" draw:layer="layout" svg:width="0.324cm" svg:height="0.17cm" draw:transform="rotate (1.5707963267946) translate (3.747cm 0.945cm)" draw:kind="arc" draw:start-angle="270" draw:end-angle="90">
            <text:p/>
          </draw:ellipse>
          <draw:ellipse draw:style-name="gr9" draw:text-style-name="P3" draw:layer="layout" svg:width="0.324cm" svg:height="0.17cm" draw:transform="rotate (1.5707963267946) translate (3.929cm 0.945cm)" draw:kind="arc" draw:start-angle="270" draw:end-angle="90">
            <text:p/>
          </draw:ellipse>
          <draw:ellipse draw:style-name="gr10" draw:text-style-name="P3" draw:layer="layout" svg:width="0.324cm" svg:height="0.17cm" draw:transform="rotate (1.5707963267946) translate (3.57cm 0.945cm)" draw:kind="arc" draw:start-angle="270" draw:end-angle="90">
            <text:p/>
          </draw:ellipse>
          <draw:ellipse draw:style-name="gr11" draw:text-style-name="P3" draw:layer="layout" svg:width="0.324cm" svg:height="0.17cm" draw:transform="rotate (1.5707963267946) translate (3.39cm 0.945cm)" draw:kind="arc" draw:start-angle="270" draw:end-angle="90">
            <text:p/>
          </draw:ellipse>
        </draw:g>
        <draw:line draw:style-name="gr4" draw:text-style-name="P2" draw:layer="layout" svg:x1="2.09cm" svg:y1="0.773cm" svg:x2="2.385cm" svg:y2="0.773cm">
          <text:p/>
        </draw:line>
        <draw:line draw:style-name="gr4" draw:text-style-name="P2" draw:layer="layout" svg:x1="3.116cm" svg:y1="0.773cm" svg:x2="3.401cm" svg:y2="0.773cm">
          <text:p/>
        </draw:line>
        <draw:line draw:style-name="gr4" draw:text-style-name="P2" draw:layer="layout" svg:x1="4.102cm" svg:y1="0.773cm" svg:x2="5.425cm" svg:y2="0.772cm">
          <text:p/>
        </draw:line>
        <draw:custom-shape draw:style-name="gr3" draw:text-style-name="P2" draw:layer="layout" svg:width="0.67cm" svg:height="0.671cm" svg:x="5.087cm" svg:y="0.95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34cm" svg:y1="1.859cm" svg:x2="5.434cm" svg:y2="1.627cm">
          <text:p/>
        </draw:line>
        <draw:line draw:style-name="gr4" draw:text-style-name="P2" draw:layer="layout" svg:x1="5.422cm" svg:y1="0.955cm" svg:x2="5.422cm" svg:y2="0.762cm">
          <text:p/>
        </draw:line>
        <draw:frame draw:style-name="gr5" draw:layer="layout" svg:width="2.626cm" svg:height="0.443cm" svg:x="5.756cm" svg:y="1.0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99cm" svg:height="0.388cm" svg:x="1.999cm" svg:y="0.17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1.403cm" svg:height="0.388cm" svg:x="3.078cm" svg:y="0.16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0.517cm" svg:height="0.444cm" svg:x="3.008cm" svg:y="0.82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6" draw:text-style-name="P2" draw:layer="layout" svg:width="0.447cm" svg:height="0.447cm" svg:x="0.731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0.954cm" svg:y1="1.088cm" svg:x2="0.954cm" svg:y2="0.773cm">
          <text:p/>
        </draw:line>
        <draw:line draw:style-name="gr4" draw:text-style-name="P2" draw:layer="layout" svg:x1="0.954cm" svg:y1="1.881cm" svg:x2="0.954cm" svg:y2="1.525cm">
          <text:p/>
        </draw:line>
        <draw:frame draw:style-name="gr5" draw:layer="layout" svg:width="0.2cm" svg:height="0.469cm" svg:x="0.312cm" svg:y="1.0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0.417cm" svg:height="0.432cm" svg:x="0.294cm" svg:y="1.07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0.459cm" svg:height="0.488cm" svg:x="2.214cm" svg:y="1.11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7" draw:text-style-name="P2" draw:layer="layout" svg:x1="2.073cm" svg:y1="0.976cm" svg:x2="2.692cm" svg:y2="0.976cm">
          <text:p/>
        </draw:line>
        <draw:frame draw:style-name="gr5" draw:layer="layout" svg:width="0.902cm" svg:height="0.388cm" svg:x="1.109cm" svg:y="1.9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layer="layout" svg:width="0.554cm" svg:height="0.444cm" svg:x="1.015cm" svg:y="0.25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layer="layout" svg:width="0.55cm" svg:height="0.488cm" svg:x="0.232cm" svg:y="0.418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7" draw:text-style-name="P2" draw:layer="layout" svg:x1="0.812cm" svg:y1="0.997cm" svg:x2="0.812cm" svg:y2="0.621cm">
          <text:p/>
        </draw:line>
        <draw:frame draw:style-name="gr5" draw:layer="layout" svg:width="1.999cm" svg:height="0.999cm" svg:x="2.229cm" svg:y="-0.43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layer="layout" svg:width="0.562cm" svg:height="0.388cm" svg:x="7.427cm" svg:y="3.1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2" draw:layer="layout" svg:width="0.67cm" svg:height="0.671cm" svg:x="2.664cm" svg:y="2.99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747cm" svg:y1="2.805cm" svg:x2="2.999cm" svg:y2="2.805cm">
          <text:p/>
        </draw:line>
        <draw:line draw:style-name="gr4" draw:text-style-name="P2" draw:layer="layout" svg:x1="1.731cm" svg:y1="3.896cm" svg:x2="3.009cm" svg:y2="3.896cm">
          <text:p/>
        </draw:line>
        <draw:line draw:style-name="gr4" draw:text-style-name="P2" draw:layer="layout" svg:x1="3.009cm" svg:y1="3.906cm" svg:x2="3.009cm" svg:y2="3.662cm">
          <text:p/>
        </draw:line>
        <draw:line draw:style-name="gr4" draw:text-style-name="P2" draw:layer="layout" svg:x1="2.999cm" svg:y1="2.991cm" svg:x2="2.999cm" svg:y2="2.798cm">
          <text:p/>
        </draw:line>
        <draw:frame draw:style-name="gr5" draw:layer="layout" svg:width="3.039cm" svg:height="0.39cm" svg:x="0.873cm" svg:y="4.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6" draw:text-style-name="P2" draw:layer="layout" svg:width="0.445cm" svg:height="0.447cm" svg:x="1.526cm" svg:y="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.749cm" svg:y1="3.124cm" svg:x2="1.749cm" svg:y2="2.809cm">
          <text:p/>
        </draw:line>
        <draw:line draw:style-name="gr4" draw:text-style-name="P2" draw:layer="layout" svg:x1="1.749cm" svg:y1="3.917cm" svg:x2="1.749cm" svg:y2="3.561cm">
          <text:p/>
        </draw:line>
        <draw:frame draw:style-name="gr5" draw:layer="layout" svg:width="0.2cm" svg:height="0.469cm" svg:x="1.107cm" svg:y="3.08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417cm" svg:height="0.432cm" svg:x="1.097cm" svg:y="3.18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0.55cm" svg:height="0.488cm" svg:x="1.027cm" svg:y="2.45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7" draw:text-style-name="P2" draw:layer="layout" svg:x1="1.61cm" svg:y1="3.099cm" svg:x2="1.61cm" svg:y2="2.823cm">
          <text:p/>
        </draw:line>
        <draw:frame draw:style-name="gr5" draw:layer="layout" svg:width="0.415cm" svg:height="0.39cm" svg:x="2.663cm" svg:y="3.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layer="layout" svg:width="0.478cm" svg:height="0.388cm" svg:x="1.493cm" svg:y="3.02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0.478cm" svg:height="0.388cm" svg:x="5.154cm" svg:y="3.01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0.478cm" svg:height="0.388cm" svg:x="1.503cm" svg:y="3.24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layer="layout" svg:width="0.478cm" svg:height="0.388cm" svg:x="5.144cm" svg:y="3.24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layer="layout" svg:width="0.478cm" svg:height="0.388cm" svg:x="0.701cm" svg:y="1.19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layer="layout" svg:width="0.478cm" svg:height="0.388cm" svg:x="0.69cm" svg:y="0.99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2" draw:text-style-name="P4" draw:layer="layout" svg:width="1.078cm" svg:height="0.911cm" svg:x="5.466cm" svg:y="0.084cm">
          <draw:text-box>
            <text:p><text:span text:style-name="T1">الف</text:span></text:p>
          </draw:text-box>
        </draw:frame>
        <draw:frame draw:style-name="gr12" draw:text-style-name="P4" draw:layer="layout" svg:width="0.714cm" svg:height="0.911cm" svg:x="7.857cm" svg:y="2.103cm">
          <draw:text-box>
            <text:p><text:span text:style-name="T1">با</text:span></text:p>
          </draw:text-box>
        </draw:frame>
        <draw:frame draw:style-name="gr12" draw:text-style-name="P4" draw:layer="layout" svg:width="0.663cm" svg:height="0.911cm" svg:x="3.19cm" svg:y="2.194cm">
          <draw:text-box>
            <text:p><text:span text:style-name="T1">د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Z</math:mi>
      <math:mrow>
        <math:mi>'</math:mi>
        <math:mo math:stretchy="false">=</math:mo>
        <math:mrow>
          <math:mn>200.1</math:mn>
          <math:mo math:stretchy="false">+</math:mo>
          <math:mi math:fontstyle="italic">j400.15</math:mi>
        </math:mrow>
      </math:mrow>
    </math:mrow>
    <math:annotation math:encoding="StarMath 5.0">Z'=200.1+j400.15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/>
</file>

<file path=Object 14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t</math:mi>
      </math:msub>
      <math:mo math:stretchy="false">ˆ</math:mo>
    </math:mover>
    <math:annotation math:encoding="StarMath 5.0">hat {I}_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n>1</math:mn>
      <math:mi math:fontstyle="normal">:</math:mi>
      <math:mn>10</math:mn>
    </math:mrow>
    <math:annotation math:encoding="StarMath 5.0">1:1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</math:mn>
    </math:msub>
    <math:annotation math:encoding="StarMath 5.0">T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Z</math:mi>
      <math:mi>'</math:mi>
    </math:mrow>
    <math:annotation math:encoding="StarMath 5.0">Z'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G</math:mi>
      </math:msub>
      <math:mo math:stretchy="false">ˆ</math:mo>
    </math:mover>
    <math:annotation math:encoding="StarMath 5.0">hat {I}_G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n>1</math:mn>
      <math:mi math:fontstyle="normal">:</math:mi>
      <math:mn>10</math:mn>
    </math:mrow>
    <math:annotation math:encoding="StarMath 5.0">1:10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G</math:mi>
      </math:msub>
      <math:mo math:stretchy="false">ˆ</math:mo>
    </math:mover>
    <math:annotation math:encoding="StarMath 5.0">hat {I}_G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</math:mn>
    </math:msub>
    <math:annotation math:encoding="StarMath 5.0">T_1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G</math:mi>
      </math:msub>
      <math:mo math:stretchy="false">ˆ</math:mo>
    </math:mover>
    <math:annotation math:encoding="StarMath 5.0">hat {I}_G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Z</math:mi>
      <math:mo math:stretchy="false">=</math:mo>
      <math:mrow>
        <math:mn>2.001</math:mn>
        <math:mo math:stretchy="false">+</math:mo>
        <math:mi math:fontstyle="italic">j4.0015</math:mi>
      </math:mrow>
    </math:mrow>
    <math:annotation math:encoding="StarMath 5.0">Z=2.001+j4.0015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Z</math:mi>
      <math:mrow>
        <math:msub>
          <math:mi>'</math:mi>
          <math:mi>B</math:mi>
        </math:msub>
        <math:mo math:stretchy="false">=</math:mo>
        <math:mrow>
          <math:mn>200</math:mn>
          <math:mo math:stretchy="false">+</math:mo>
          <math:mi math:fontstyle="italic">j400</math:mi>
        </math:mrow>
      </math:mrow>
    </math:mrow>
    <math:annotation math:encoding="StarMath 5.0">Z'_B=200+j40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n>0.1</math:mn>
      <math:mo math:stretchy="false">Ω</math:mo>
    </math:mrow>
    <math:annotation math:encoding="StarMath 5.0">0.1 %OMEG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15</math:mn>
      <math:mo math:stretchy="false">Ω</math:mo>
    </math:mrow>
    <math:annotation math:encoding="StarMath 5.0">j 0.15 %OMEG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Z</math:mi>
      <math:mi>t</math:mi>
    </math:msub>
    <math:annotation math:encoding="StarMath 5.0">Z_t</math:annotation>
  </math:semantics>
</math:math>
</file>